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368cm" fo:min-width="1.11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07cm"/>
    </style:style>
    <style:style style:name="gr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objectwithoutfill">
      <style:graphic-properties svg:stroke-width="0cm" draw:marker-start-width="0.2cm" draw:marker-end="Arrowheads_20_2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marker-start="Arrowheads_20_2" draw:marker-end="Arrowheads_20_2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411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131cm"/>
    </style:style>
    <style:style style:name="gr12" style:family="graphic" style:parent-style-name="objectwithoutfill">
      <style:graphic-properties draw:marker-end="Arrowheads_20_2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0% 100%" style:font-name="Liberation Sans1" fo:font-size="10pt" style:font-name-asian="Liberation Sans1" style:font-size-asian="10pt" style:font-name-complex="Liberation Sans1" style:font-size-complex="10pt"/>
    </style:style>
    <style:style style:name="T5" style:family="text">
      <style:text-properties style:text-position="sub 58%" style:font-name="Liberation Sans1" fo:font-size="10pt" style:font-name-asian="Liberation Sans1" style:font-size-asian="10pt" style:font-name-complex="Liberation Sans1" style:font-size-complex="10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286cm" svg:x="2.975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43cm" svg:height="0.657cm" svg:x="3.61cm" svg:y="0.629cm">
          <draw:text-box>
            <text:p text:style-name="P2"><text:span text:style-name="T1">+V</text:span></text:p>
          </draw:text-box>
        </draw:frame>
        <draw:line draw:style-name="gr3" draw:text-style-name="P1" draw:layer="layout" svg:x1="6.466cm" svg:y1="4.734cm" svg:x2="0.308cm" svg:y2="4.734cm">
          <text:p/>
        </draw:line>
        <draw:frame draw:style-name="gr4" draw:text-style-name="P2" draw:layer="layout" svg:width="1.524cm" svg:height="1.039cm" svg:x="6.404cm" svg:y="4.461cm">
          <draw:text-box>
            <text:p text:style-name="P2"><text:span text:style-name="T1">GND</text:span></text:p>
          </draw:text-box>
        </draw:frame>
        <draw:line draw:style-name="gr5" draw:text-style-name="P1" draw:layer="layout" svg:x1="1.832cm" svg:y1="3.699cm" svg:x2="7.42cm" svg:y2="3.699cm">
          <text:p/>
        </draw:line>
        <draw:line draw:style-name="gr5" draw:text-style-name="P1" draw:layer="layout" svg:x1="1.197cm" svg:y1="3.399cm" svg:x2="7.42cm" svg:y2="3.399cm">
          <text:p/>
        </draw:line>
        <draw:line draw:style-name="gr5" draw:text-style-name="P1" draw:layer="layout" svg:x1="2.594cm" svg:y1="3.999cm" svg:x2="7.42cm" svg:y2="3.999cm">
          <text:p/>
        </draw:line>
        <draw:line draw:style-name="gr6" draw:text-style-name="P1" draw:layer="layout" svg:x1="1.297cm" svg:y1="4.715cm" svg:x2="1.297cm" svg:y2="3.445cm">
          <text:p/>
        </draw:line>
        <draw:frame draw:style-name="gr7" draw:text-style-name="P2" draw:layer="layout" svg:width="1.651cm" svg:height="0.889cm" svg:x="-0.1cm" svg:y="3.699cm">
          <draw:text-box>
            <text:p text:style-name="P2"><text:span text:style-name="T1">x</text:span><text:span text:style-name="T2">b</text:span><text:span text:style-name="T3">+</text:span><text:span text:style-name="T4">θ</text:span><text:span text:style-name="T5">d</text:span><text:span text:style-name="T4">z</text:span><text:span text:style-name="T5">0</text:span></text:p>
          </draw:text-box>
        </draw:frame>
        <draw:line draw:style-name="gr6" draw:text-style-name="P1" draw:layer="layout" svg:x1="1.997cm" svg:y1="4.715cm" svg:x2="1.997cm" svg:y2="3.699cm">
          <text:p/>
        </draw:line>
        <draw:frame draw:style-name="gr8" draw:text-style-name="P2" draw:layer="layout" svg:width="1.651cm" svg:height="0.761cm" svg:x="1.401cm" svg:y="3.8cm">
          <draw:text-box>
            <text:p text:style-name="P2"><text:span text:style-name="T1">x</text:span><text:span text:style-name="T2">b</text:span></text:p>
          </draw:text-box>
        </draw:frame>
        <draw:line draw:style-name="gr6" draw:text-style-name="P1" draw:layer="layout" svg:x1="2.697cm" svg:y1="4.715cm" svg:x2="2.697cm" svg:y2="4.08cm">
          <text:p/>
        </draw:line>
        <draw:frame draw:style-name="gr7" draw:text-style-name="P2" draw:layer="layout" svg:width="1.651cm" svg:height="0.889cm" svg:x="2.594cm" svg:y="4.08cm">
          <draw:text-box>
            <text:p text:style-name="P2"><text:span text:style-name="T1">x</text:span><text:span text:style-name="T2">b</text:span><text:span text:style-name="T3">-</text:span><text:span text:style-name="T4">θ</text:span><text:span text:style-name="T5">d</text:span><text:span text:style-name="T4">z</text:span><text:span text:style-name="T5">0</text:span></text:p>
          </draw:text-box>
        </draw:frame>
        <draw:custom-shape draw:style-name="gr9" draw:text-style-name="P1" draw:layer="layout" svg:width="0.254cm" svg:height="0.254cm" svg:x="4.012cm" svg:y="2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143cm" svg:height="0.657cm" svg:x="3.811cm" svg:y="1.53cm">
          <draw:text-box>
            <text:p text:style-name="P2"><text:span text:style-name="T6">λ</text:span></text:p>
          </draw:text-box>
        </draw:frame>
        <draw:line draw:style-name="gr6" draw:text-style-name="P1" draw:layer="layout" svg:x1="4.118cm" svg:y1="2.683cm" svg:x2="4.118cm" svg:y2="4.715cm">
          <text:p/>
        </draw:line>
        <draw:frame draw:style-name="gr2" draw:text-style-name="P2" draw:layer="layout" svg:width="1.143cm" svg:height="0.657cm" svg:x="3.991cm" svg:y="2.81cm">
          <draw:text-box>
            <text:p text:style-name="P2"><text:span text:style-name="T6">a</text:span></text:p>
          </draw:text-box>
        </draw:frame>
        <draw:line draw:style-name="gr10" draw:text-style-name="P1" draw:layer="layout" svg:x1="4.372cm" svg:y1="2.175cm" svg:x2="4.88cm" svg:y2="2.175cm">
          <text:p/>
        </draw:line>
        <draw:line draw:style-name="gr6" draw:text-style-name="P1" draw:layer="layout" svg:x1="4.718cm" svg:y1="2.175cm" svg:x2="4.718cm" svg:y2="4.715cm">
          <text:p/>
        </draw:line>
        <draw:frame draw:style-name="gr2" draw:text-style-name="P2" draw:layer="layout" svg:width="1.143cm" svg:height="0.657cm" svg:x="4.592cm" svg:y="2.411cm">
          <draw:text-box>
            <text:p text:style-name="P2"><text:span text:style-name="T6">b</text:span></text:p>
          </draw:text-box>
        </draw:frame>
        <draw:line draw:style-name="gr10" draw:text-style-name="P1" draw:layer="layout" svg:x1="4.372cm" svg:y1="1.675cm" svg:x2="5.769cm" svg:y2="1.675cm">
          <text:p/>
        </draw:line>
        <draw:line draw:style-name="gr10" draw:text-style-name="P1" draw:layer="layout" svg:x1="4.373cm" svg:y1="0.375cm" svg:x2="5.77cm" svg:y2="0.375cm">
          <text:p/>
        </draw:line>
        <draw:line draw:style-name="gr6" draw:text-style-name="P1" draw:layer="layout" svg:x1="5.642cm" svg:y1="0.397cm" svg:x2="5.642cm" svg:y2="1.667cm">
          <text:p/>
        </draw:line>
        <draw:frame draw:style-name="gr2" draw:text-style-name="P2" draw:layer="layout" svg:width="1.143cm" svg:height="0.657cm" svg:x="5.515cm" svg:y="0.651cm">
          <draw:text-box>
            <text:p text:style-name="P2"><text:span text:style-name="T6">R</text:span></text:p>
          </draw:text-box>
        </draw:frame>
        <draw:frame draw:style-name="gr11" draw:text-style-name="P2" draw:layer="layout" svg:width="3.683cm" svg:height="0.645cm" svg:x="-0.011cm" svg:y="2.81cm">
          <draw:text-box>
            <text:p text:style-name="P2"><text:span text:style-name="T6">Atom beam paths</text:span></text:p>
          </draw:text-box>
        </draw:frame>
        <draw:line draw:style-name="gr12" draw:text-style-name="P1" draw:layer="layout" svg:x1="0.689cm" svg:y1="1.667cm" svg:x2="1.832cm" svg:y2="1.667cm">
          <text:p/>
        </draw:line>
        <draw:line draw:style-name="gr12" draw:text-style-name="P1" draw:layer="layout" svg:x1="0.689cm" svg:y1="1.667cm" svg:x2="0.689cm" svg:y2="0.524cm">
          <text:p/>
        </draw:line>
        <draw:frame draw:style-name="gr2" draw:text-style-name="P2" draw:layer="layout" svg:width="1.143cm" svg:height="0.657cm" svg:x="1.705cm" svg:y="1.391cm">
          <draw:text-box>
            <text:p text:style-name="P2"><text:span text:style-name="T1">+z</text:span></text:p>
          </draw:text-box>
        </draw:frame>
        <draw:frame draw:style-name="gr2" draw:text-style-name="P2" draw:layer="layout" svg:width="1.143cm" svg:height="0.657cm" svg:x="0.308cm" svg:y="-0.006cm">
          <draw:text-box>
            <text:p text:style-name="P2"><text:span text:style-name="T1">+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3:49:35.608146141</meta:creation-date>
    <dc:date>2015-06-24T14:37:04.354489437</dc:date>
    <meta:editing-duration>PT47M27S</meta:editing-duration>
    <meta:editing-cycles>3</meta:editing-cycles>
    <meta:generator>LibreOffice/4.3.7.2$Linux_X86_64 LibreOffice_project/430m0$Build-2</meta:generator>
    <meta:document-statistic meta:object-count="29"/>
  </office:meta>
</office:document-meta>
</file>